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10.795cm">
          <text:p text:style-name="P3"/>
        </draw:line>
        <draw:frame draw:style-name="gr3" draw:text-style-name="P4" draw:layer="layout" svg:width="5.08cm" svg:height="5.939cm" svg:x="0.635cm" svg:y="4.445cm">
          <draw:text-box>
            <text:p text:style-name="P3"><text:span text:style-name="T2">arrayIn</text:span></text:p>
            <text:p text:style-name="P3"><text:span text:style-name="T2">arrayOut</text:span></text:p>
            <text:p text:style-name="P3"><text:span text:style-name="T2">charIn</text:span></text:p>
            <text:p text:style-name="P3"><text:span text:style-name="T2">charOut</text:span></text:p>
            <text:p text:style-name="P3"><text:span text:style-name="T2">chars</text:span></text:p>
            <text:p text:style-name="P3"><text:span text:style-name="T2">close</text:span></text:p>
            <text:p text:style-name="P3"><text:span text:style-name="T2">command</text:span></text:p>
            <text:p text:style-name="P3"><text:span text:style-name="T2">description</text:span></text:p>
            <text:p text:style-name="P3"><text:span text:style-name="T2">flush</text:span></text:p>
            <text:p text:style-name="P3"><text:span text:style-name="T2">init</text:span></text:p>
            <text:p text:style-name="P3"><text:span text:style-name="T2">lineIn</text:span></text:p>
            <text:p text:style-name="P3"><text:span text:style-name="T2">lineout</text:span></text:p>
          </draw:text-box>
        </draw:frame>
        <draw:line draw:style-name="gr2" draw:text-style-name="P2" draw:layer="layout" svg:x1="10.795cm" svg:y1="10.795cm" svg:x2="0.635cm" svg:y2="10.795cm">
          <text:p text:style-name="P3"/>
        </draw:line>
        <draw:custom-shape draw:style-name="gr1" draw:text-style-name="P1" draw:layer="layout" svg:width="10.16cm" svg:height="0.635cm" svg:x="0.635cm" svg:y="1.905cm">
          <text:p text:style-name="P1"><text:span text:style-name="T1">Input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3" draw:layer="layout" svg:width="5.08cm" svg:height="12.95cm" svg:x="10.795cm" svg:y="4.445cm">
          <draw:text-box>
            <text:p text:style-name="P3"/>
          </draw:text-box>
        </draw:frame>
        <draw:custom-shape draw:style-name="gr1" draw:text-style-name="P1" draw:layer="layout" svg:width="10.16cm" svg:height="0.635cm" svg:x="0.635cm" svg:y="3.175cm">
          <text:p text:style-name="P1"><text:span text:style-name="T1">Stream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  <draw:line draw:style-name="gr2" draw:text-style-name="P2" draw:layer="layout" svg:x1="5.715cm" svg:y1="1.27cm" svg:x2="5.715cm" svg:y2="1.905cm">
          <text:p text:style-name="P3"/>
        </draw:line>
        <draw:frame draw:style-name="gr3" draw:text-style-name="P4" draw:layer="layout" svg:width="5.08cm" svg:height="5.939cm" svg:x="5.715cm" svg:y="4.445cm">
          <draw:text-box>
            <text:p text:style-name="P3"><text:span text:style-name="T2">lines</text:span></text:p>
            <text:p text:style-name="P3"><text:span text:style-name="T2">makeArray</text:span></text:p>
            <text:p text:style-name="P3"><text:span text:style-name="T2">open</text:span></text:p>
            <text:p text:style-name="P3"><text:span text:style-name="T2">position</text:span></text:p>
            <text:p text:style-name="P3"><text:span text:style-name="T2">qualify</text:span></text:p>
            <text:p text:style-name="P3"><text:span text:style-name="T2">query</text:span></text:p>
            <text:p text:style-name="P3"><text:span text:style-name="T2">say</text:span></text:p>
            <text:p text:style-name="P3"><text:span text:style-name="T2">seek</text:span></text:p>
            <text:p text:style-name="P3"><text:span text:style-name="T2">state</text:span></text:p>
            <text:p text:style-name="P3"><text:span text:style-name="T2">string</text:span></text:p>
            <text:p text:style-name="P3"><text:span text:style-name="T2">supplier</text:span></text:p>
            <text:p text:style-name="P3"><text:span text:style-name="T2">unInit</text:span></text:p>
          </draw:text-box>
        </draw:frame>
        <draw:line draw:style-name="gr2" draw:text-style-name="P2" draw:layer="layout" svg:x1="5.715cm" svg:y1="10.795cm" svg:x2="5.71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3:21:54</dc:date>
    <dc:language>en-US</dc:language>
    <meta:editing-cycles>16</meta:editing-cycles>
    <meta:editing-duration>PT1H50M55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